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6.32354166666667cm" style:use-optimal-column-width="true"/>
    </style:style>
    <style:style style:name="co3" style:family="table-column">
      <style:table-column-properties fo:break-before="auto" style:column-width="3.2014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2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1; 2; 3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2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2">
            <text:p>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4; 7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8; 9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2">
            <text:p>9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2">
            <text:p>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27:48Z</dc:date>
  </office:meta>
</office:document-meta>
</file>